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GrammarTokenManager.jjMoveNfa_0( int startState , int curPo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4">
            <text:p text:style-name="Table_20_Contents">34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SqlGrammarTokenManager.jjCheckNAddStates(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GrammarTokenManager.jj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GrammarTokenManager.jjStartNfa_0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GrammarTokenManager.jjStopAtPos( int pos , int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GrammarTokenManager.setDebugStream( java . io . PrintStream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qlGrammarTokenManager.SwitchTo( int lex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GrammarTokenManager.jjStartNfa_2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GrammarTokenManager.jjStartNfaWithStates_3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GrammarTokenManager.ReInitRou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GrammarTokenManager.jjCanMove_1( int hiByte , int i1 , int i2 , long l1 , long l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qlGrammarTokenManager.TokenLexicalActions( Token matchedTok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qlGrammarTokenManager.jjMoveStringLiteralDfa0_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qlGrammarTokenManager.jjFill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qlGrammarTokenManager.jjMoveNfa_5( int startState , int curPos )</text:p>
          </table:table-cell>
          <table:table-cell office:value-type="float" office:value="80">
            <text:p text:style-name="Table_20_Contents">80</text:p>
          </table:table-cell>
          <table:table-cell office:value-type="float" office:value="93">
            <text:p text:style-name="Table_20_Contents">93</text:p>
          </table:table-cell>
          <table:table-cell office:value-type="float" office:value="200">
            <text:p text:style-name="Table_20_Contents">200</text:p>
          </table:table-cell>
        </table:table-row>
        <table:table-row>
          <table:table-cell office:value-type="string">
            <text:p text:style-name="Table_20_Contents">SqlGrammarTokenManager.jjMoveStringLiteralDfa0_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qlGrammarTokenManager.jjMoveNfa_3( int startState , int curPos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50">
            <text:p text:style-name="Table_20_Contents">50</text:p>
          </table:table-cell>
          <table:table-cell office:value-type="float" office:value="130">
            <text:p text:style-name="Table_20_Contents">130</text:p>
          </table:table-cell>
        </table:table-row>
        <table:table-row>
          <table:table-cell office:value-type="string">
            <text:p text:style-name="Table_20_Contents">SqlGrammarTokenManager.jjStartNfaWithStates_0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GrammarTokenManager.getNextToken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SqlGrammarTokenManager.jjStopStringLiteralDfa_3( int pos , long active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qlGrammarTokenManager.jjMoveNfa_2( int startState , int curPos )</text:p>
          </table:table-cell>
          <table:table-cell office:value-type="float" office:value="156">
            <text:p text:style-name="Table_20_Contents">156</text:p>
          </table:table-cell>
          <table:table-cell office:value-type="float" office:value="216">
            <text:p text:style-name="Table_20_Contents">216</text:p>
          </table:table-cell>
          <table:table-cell office:value-type="float" office:value="369">
            <text:p text:style-name="Table_20_Contents">369</text:p>
          </table:table-cell>
        </table:table-row>
        <table:table-row>
          <table:table-cell office:value-type="string">
            <text:p text:style-name="Table_20_Contents">SqlGrammarTokenManager.jjStartNfa_3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GrammarTokenManager.SqlGrammarTokenManager( Simple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GrammarTokenManager.SqlGrammarTokenManager( SimpleChar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GrammarTokenManager.jjCanMove_0( int hiByte , int i1 , int i2 , long l1 , long l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qlGrammarTokenManager.jjMoveNfa_1( int startState , int curPos )</text:p>
          </table:table-cell>
          <table:table-cell office:value-type="float" office:value="60">
            <text:p text:style-name="Table_20_Contents">60</text:p>
          </table:table-cell>
          <table:table-cell office:value-type="float" office:value="81">
            <text:p text:style-name="Table_20_Contents">81</text:p>
          </table:table-cell>
          <table:table-cell office:value-type="float" office:value="159">
            <text:p text:style-name="Table_20_Contents">159</text:p>
          </table:table-cell>
        </table:table-row>
        <table:table-row>
          <table:table-cell office:value-type="string">
            <text:p text:style-name="Table_20_Contents">SqlGrammarTokenManager.jjStopStringLiteralDfa_2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GrammarTokenManager.ReInit( Simple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GrammarTokenManager.ReInit( SimpleChar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GrammarTokenManager.jjCheckN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GrammarTokenManager.jjStopStringLiteralDfa_0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GrammarTokenManager.jjMoveStringLiteralDfa0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GrammarTokenManager.jjMoveStringLiteralDfa0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GrammarTokenManager.jjStartNfaWithStates_2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GrammarTokenManager.jjMoveStringLiteralDfa1_3( long active0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qlGrammarTokenManager.jjCheckNAddTwoStates( int state1 , int st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GrammarTokenManager.jjMoveStringLiteralDfa0_3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qlGrammarTokenManager.jjMoveStringLiteralDfa0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GrammarTokenManager.jjMoveNfa_4( int startState , int curPos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7">
            <text:p text:style-name="Table_20_Contents">37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SqlGrammarTokenManager.jjCheckNAdd(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